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28cm" style:rel-column-width="6274*"/>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4cm" style:rel-column-width="3701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er">
      <style:paragraph-properties fo:text-align="center" style:justify-single-word="fals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Porqué dos navegadores son mejor que uno</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9</text:user-defined></text:p>
          </table:table-cell>
          <table:table-cell table:style-name="Versiones.B2" office:value-type="string">
            <text:p text:style-name="P10">Corrigiendo el noveno párrafo.</text:p>
          </table:table-cell>
        </table:table-row>
        <table:table-row>
          <table:table-cell table:style-name="Versiones.A3" office:value-type="string">
            <text:p text:style-name="P9">0.8</text:p>
          </table:table-cell>
          <table:table-cell table:style-name="Versiones.B2" office:value-type="string">
            <text:p text:style-name="P10">Corrigiendo el octavo párrafo.</text:p>
          </table:table-cell>
        </table:table-row>
        <table:table-row>
          <table:table-cell table:style-name="Versiones.A2" office:value-type="string">
            <text:p text:style-name="P9">0.7</text:p>
          </table:table-cell>
          <table:table-cell table:style-name="Versiones.B2" office:value-type="string">
            <text:p text:style-name="P10">Corrigiendo el séptim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7">1. Traducción del texto<text:tab/>3</text:p>
          <text:p text:style-name="P18">1.1 Primer párrafo (corregido el día 9-X-07)<text:tab/>3</text:p>
          <text:p text:style-name="P18">1.2 Segundo párrafo (corregido el día 9-X-07)<text:tab/>3</text:p>
          <text:p text:style-name="P18">1.3 Tercer párrafo (corregido el día 9-X-07)<text:tab/>3</text:p>
          <text:p text:style-name="P18">1.4 Cuarto párrafo (corregido el día 15-X-07)<text:tab/>3</text:p>
          <text:p text:style-name="P18">1.5 Quinto párrafo (corregido el día 15-X-07)<text:tab/>4</text:p>
          <text:p text:style-name="P18">1.6 Sexto párrafo (corregido el día 15-X-07)<text:tab/>4</text:p>
          <text:p text:style-name="P18">1.7 Séptimo párrafo (corregido el día 15-X-07)<text:tab/>4</text:p>
          <text:p text:style-name="P18">1.8 Octavo párrafo (corregido el 16-X-07)<text:tab/>4</text:p>
          <text:p text:style-name="P18">1.9 Noveno párrafo (corregido el 16-X-07)<text:tab/>5</text:p>
          <text:p text:style-name="P17">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párrafo (corregido el día 9-X-07)</text:h>
        <text:p text:style-name="P5">El recién lanzado Mozilla Firefox 2 puede ser mejor que el nuevo Internet Explorer 7 de Microsoft, pero probablemente querrá utilizar ambos.</text:p>
        <text:p text:style-name="P5">Por Wilson Rothman</text:p>
        <text:p text:style-name="P5"/>
        <text:h text:style-name="P14" text:outline-level="2">1.2 Segundo párrafo (corregido el día 9-X-07)</text:h>
        <text:p text:style-name="P5">Puede que haya oído hablar que los creadores de los dos principales navegadores han lanzado sus últimas versiones totalmente gratuitas, el Internet Explorer 7 de Microsoft y el Firefox 2 de Mozilla, sin llegar a una semana de diferencia. En lo que a características se refiere, la mayoría de los informes de los periódicos han proclamado ya un ganador: Firefox. Si bien el IE7 puede que haya mejorado con respecto a sus versiones anteriores, pero el nuevo Firefox le deja por los suelos. Si bien esto es cierto, explicaremos lo que necesita saber sobre cada uno de ellos y porqué debería tener ambos en el windows instalado en su PC. (Firefox 2 está disponible para los usuarios de Mac, sin embargo Internet Explorer no lo está).</text:p>
        <text:p text:style-name="P5"/>
        <text:h text:style-name="P14" text:outline-level="2">1.3 Tercer párrafo (corregido el día 9-X-07)</text:h>
        <text:p text:style-name="P5">Nuevo aspecto</text:p>
        <text:p text:style-name="P5">Los desarrolladores del Internet Explorer de Microsoft supieron que habían de compartir con Firefox cuyas versiones previas habían tenido éxito, entonces ellos unos elementos clave al diseño que adoptaron para el IE7. Para empezar, la barra de direcciones del navegador ocupa muy poco espacio, dejando más para las páginas web. Los botones más conocidos – actualizar, página de inicio, favoritos e impresión avanzada – están agrupados al iniciar, IE7 no muestra la barra de menú, manteniendo oculta en las opciones avanzadas ya que las personas no tienden a utilizarlo en su uso diario.</text:p>
        <text:h text:style-name="P14" text:outline-level="2">1.4 Cuarto párrafo (corregido el día 15-X-07)</text:h>
        <text:p text:style-name="P5">Pestañas</text:p>
        <text:p text:style-name="P5">IE7 ahora incorpora pestañas para navegar, que han sido esenciales en las versiones anteriores de Firefox. La navegación con pestañas permite abrir múltiples sitios en una única ventana, reduciendo así el desorden de páginas en la pantalla. Esto es una buena intención, pero no creo que sea todo; mi mayor queja concerniente a IE7 y a Firefox cuando hay múltiples sitios se abrían en una única ventana esta tomase el título de la web que se muestra por encima. El resto de las páginas abiertas están básicamente escondidas detrás. Se podrá ver todas las pestañas si se hace click en la ventana, pero se tiene muchas otras ventanas abiertas, puede tomarte un tiempo hasta encontrar la que se quería. Al menos en Firefox 2, si no ve una ventana y accidentalmente la cierra, se puede ir al menú de “pestañas recientemente cerradas” lo que nos permite ponerla otra vez rápidamente.</text:p>
        <text:p text:style-name="P5"/>
        <text:h text:style-name="P14" text:outline-level="2"><text:soft-page-break/>1.5 Quinto párrafo (corregido el día 15-X-07)</text:h>
        <text:p text:style-name="P5">Seguridad</text:p>
        <text:p text:style-name="P5">Mucho más importante que las pestañas son los filtros anti-fraude, que suelen ser de gran ayuda a los internautas menos experimentados. El fraude es utilizar artimañas para capturar la información personal de las personas para hacerlos creer que ellos son una página web – un banco o uno de los favoritos sitios de compras – cuando en realidad estén en otra. Microsoft y Mozilla han creado una base de datos de actualización contínua de sitios fraudulentos conocidos o sospechosos. Ambos navegadores utilizan sus bases de datos para bloquear a los usuarios de que corran peligro. Esta característica es invisible si se navega en sitios seguros, pero el explorador avisará al usuario cuando esté en una página fraudulenta.</text:p>
        <text:p text:style-name="P5"/>
        <text:h text:style-name="P14" text:outline-level="2">1.6 Sexto párrafo (corregido el día 15-X-07)</text:h>
        <text:p text:style-name="P5">Búsqueda</text:p>
        <text:p text:style-name="P5">En la barra de navegación de IE7 tiene un recuadro de búsqueda, y como en las anteriores versiones de Firefox, se puede elegir entre un gran número de motores de búsqueda o en páginas específicas. Ambos navegadores han hecho esto para reducir su dependencia de las barras de herramientas de Google y Yahoo!, que puede estar bien pero ocupan mucho espacio. Firefox 2 actualmente ha copiado una utilidad muy interesante de la barra de herramientas de Google. Cuando tú empiezas a escribir términos para tu búsqueda, Firefox se anticipa a tu intención. Por ejemplo, si tú escribes “c-a-f”, Firefox añade la “é” y otras sugerencias como “cafetera” y “cafetería” y otros términos para afinar la búsqueda. Esta utilidad supone un gran avance frente a IE7, pero Microsoft tiene un truco para buscar que Firefox no tiene: si se quisiera añadir un motor de búsqueda en la barra de herramientas, Firefox redirige a una página que sólo algunos con unos poco años de estudios en informática pueden entender. Por el contrario, Microsoft, te da unas claras instrucciones en pocos pasos. En pocos segundos se puede añadir Froogle siguiendo estas explicaciones, el sitio web de comparativas de productos de Google, a la lista de motores de búsqueda de IE7.</text:p>
        <text:p text:style-name="P5"/>
        <text:h text:style-name="P14" text:outline-level="2">1.7 Séptimo párrafo (corregido el día 15-X-07)</text:h>
        <text:p text:style-name="P5">Marcadores dinámicos de noticias</text:p>
        <text:p text:style-name="P5">En los últimos años, la forma mejor y más rápida ha sido a través de los lectores RSS, pequeños programas o sitios que sacan los últimos titulares de una lista específica de fuentes de noticias (como por ejemplo el artefacto de la semana de Time.com). Cuando se visita un sitio de noticias, los dos nuevos navegadores te rápidamente añadir listas de titulares constantemente actualizadas desde su propio menú o marcador con uno o dos clicks. Firefox permite una opción adicional: permite añadir tus propias web RSS personalizadas de Bloglines, Google Reader o mi Yahoo!</text:p>
        <text:p text:style-name="P5"/>
        <text:h text:style-name="P14" text:outline-level="2">1.8 Octavo párrafo (corregido el 16-X-07)</text:h>
        <text:p text:style-name="P5">Trucos de Firefox</text:p>
        <text:p text:style-name="P5">Quizás la mejor característica tiene el poco expresivo nombre de “restauración de sesión”. Si <text:soft-page-break/>se tiene muchos sitios web abiertos, pero se apaga el ordenador (quizás porque se bloquee el ordenador, o instalando software que necesita reiniciar), Firefox recuerda las páginas que estaban abiertas y las recupera. Firefox también incorpora un nuevo corrector ortográfico inteligente. Si se fuera a escribir un correo electrónico, una entrada en un blog o un comentario en un formulario electrónico, subrayará en rojo las palabras dudosas. Con sólo pulsar el botón derecho del ratón sobre ellas se puede ver las palabras que sugiere escritas correctamente. Paradójicamente, justo como hace Word de Microsoft. Esta utilidad funcionó en Hotmail, pero no en la web de correo de AIM. Los de Mozilla dicen que es responsabilidad de los administradores de los sitios web si habilitan o deshabilitan esta característica.</text:p>
        <text:p text:style-name="P5"/>
        <text:h text:style-name="P14" text:outline-level="2">1.9 Noveno párrafo (corregido el 16-X-07)</text:h>
        <text:p text:style-name="P5">Necesario utilizar Explorer</text:p>
        <text:p text:style-name="P5">Una ventaja más de tener IE7 a mano es que como es el navegador dominante, los programadores suelen hacer sitios que se ven mejor en IE7 o incluso que sólo se ven en él. El más claro ejemplo de esto es Kodak EasyShare Gallery (kodakgallery.com). Se puede hacer todo lo que se quiera hacer en dicho sitio con el navegador que se quiera utilizar, pero si se tiene 120 fotografías desde una cámara de 5 megapíxeles, la forma más fácil de subir las fotos es con el descarado nombre “fácil subida con Internet Explorer”. Dudo que este sea un caso de confabulación – hay otros ejemplos de este tipo de parcialidades en toda la Red – pero es una razón válida para tener a mano IE7, incluso si se piensa utilizar Firefox 2 la mayoría del tiempo</text:p>
        <text:p text:style-name="P5"/>
        <text:p text:style-name="P5">Se puede descargar Firefox 2 para Windows, Mac OS y Linux desde getfirefox.com. Se puede descargar IE7 para Windows (únicamente) de <text:a xlink:type="simple" xlink:href="http://www.microsoft.com/ie">www.microsoft.com/ie</text:a></text:p>
        <text:p text:style-name="P15"><text:s/></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2</text:p>
            </table:table-cell>
            <table:table-cell table:style-name="Traducciones_5f_Complicadas.A2" office:value-type="string">
              <text:p text:style-name="Table_20_Contents">By now you may have heard</text:p>
            </table:table-cell>
            <table:table-cell table:style-name="Traducciones_5f_Complicadas.C2" office:value-type="string">
              <text:p text:style-name="Table_20_Contents">Puede que haya oído</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winner: the long-waited ... new Firefox leaves it in the dust.</text:p>
            </table:table-cell>
            <table:table-cell table:style-name="Traducciones_5f_Complicadas.C2" office:value-type="string">
              <text:p text:style-name="Table_20_Contents">Firefox. Si bien el IE7 puede que haya mejorado ...</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hat that's mainly true, here's what you</text:p>
            </table:table-cell>
            <table:table-cell table:style-name="Traducciones_5f_Complicadas.C2" office:value-type="string">
              <text:p text:style-name="Table_20_Contents">Si bien esto es cierto, explicaremos lo que</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y were up against ...</text:p>
            </table:table-cell>
            <table:table-cell table:style-name="Traducciones_5f_Complicadas.C2" office:value-type="string">
              <text:p text:style-name="Table_20_Contents">ellos tenían que competir con ...</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 familiar buttons</text:p>
            </table:table-cell>
            <table:table-cell table:style-name="Traducciones_5f_Complicadas.C2" office:value-type="string">
              <text:p text:style-name="Table_20_Contents">Los botones más conoci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are all nestled in</text:p>
            </table:table-cell>
            <table:table-cell table:style-name="Traducciones_5f_Complicadas.C2" office:value-type="string">
              <text:p text:style-name="Table_20_Contents">están agrupa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but when you start it up</text:p>
            </table:table-cell>
            <table:table-cell table:style-name="Traducciones_5f_Complicadas.C2" office:value-type="string">
              <text:p text:style-name="Table_20_Contents">al iniciar</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doesn't display ...</text:p>
            </table:table-cell>
            <table:table-cell table:style-name="Traducciones_5f_Complicadas.C2" office:value-type="string">
              <text:p text:style-name="Table_20_Contents">no muestra</text:p>
            </table:table-cell>
          </table:table-row>
          <text:soft-page-break/>
          <table:table-row>
            <table:table-cell table:style-name="Traducciones_5f_Complicadas.A2" office:value-type="string">
              <text:p text:style-name="Table_20_Contents">4</text:p>
            </table:table-cell>
            <table:table-cell table:style-name="Traducciones_5f_Complicadas.A2" office:value-type="string">
              <text:p text:style-name="Table_20_Contents">It's well intended,</text:p>
            </table:table-cell>
            <table:table-cell table:style-name="Traducciones_5f_Complicadas.C2" office:value-type="string">
              <text:p text:style-name="Table_20_Contents">Esta es una buena intención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but I don't really think it's all that</text:p>
            </table:table-cell>
            <table:table-cell table:style-name="Traducciones_5f_Complicadas.C2" office:value-type="string">
              <text:p text:style-name="Table_20_Contents">pero no es para tanto (frase hecha, modulación de tipo equivalencia)</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to both IE7 and Firefox</text:p>
            </table:table-cell>
            <table:table-cell table:style-name="Traducciones_5f_Complicadas.C2" office:value-type="string">
              <text:p text:style-name="Table_20_Contents">concerniente a IE7 y a Firefox</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and pull it back quick</text:p>
            </table:table-cell>
            <table:table-cell table:style-name="Traducciones_5f_Complicadas.C2" office:value-type="string">
              <text:p text:style-name="Table_20_Contents">lo que nos permite ponerla otra vez rapidamente</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Phising filters are more crucial,</text:p>
            </table:table-cell>
            <table:table-cell table:style-name="Traducciones_5f_Complicadas.C2" office:value-type="string">
              <text:p text:style-name="Table_20_Contents">Mucho más importante que las pestañas son los filtros anti-fraude (uniendo este párrafo con el anterio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nd tend to be a great help</text:p>
            </table:table-cell>
            <table:table-cell table:style-name="Traducciones_5f_Complicadas.C2" office:value-type="string">
              <text:p text:style-name="Table_20_Contents">que suelen ser de gran ayud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the malicious art</text:p>
            </table:table-cell>
            <table:table-cell table:style-name="Traducciones_5f_Complicadas.C2" office:value-type="string">
              <text:p text:style-name="Table_20_Contents">malas artes | utilizar artimaña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they're really at another</text:p>
            </table:table-cell>
            <table:table-cell table:style-name="Traducciones_5f_Complicadas.C2" office:value-type="string">
              <text:p text:style-name="Table_20_Contents">cuando en realidad estén en otr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from surfing into danger</text:p>
            </table:table-cell>
            <table:table-cell table:style-name="Traducciones_5f_Complicadas.C2" office:value-type="string">
              <text:p text:style-name="Table_20_Contents">corran peligro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you land on a phising website, the browser will alert you</text:p>
            </table:table-cell>
            <table:table-cell table:style-name="Traducciones_5f_Complicadas.C2" office:value-type="string">
              <text:p text:style-name="Table_20_Contents">pero el navegador avisará al usuario cuando esté en una página fraudulent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E7 has a search box in its navigation bar</text:p>
            </table:table-cell>
            <table:table-cell table:style-name="Traducciones_5f_Complicadas.C2" office:value-type="string">
              <text:p text:style-name="Table_20_Contents">En la barra de navegación de IE7 tiene un recuadro de búsqued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retailers</text:p>
            </table:table-cell>
            <table:table-cell table:style-name="Traducciones_5f_Complicadas.C2" office:value-type="string">
              <text:p text:style-name="Table_20_Contents">páginas específicas</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borrowed a cool effect</text:p>
            </table:table-cell>
            <table:table-cell table:style-name="Traducciones_5f_Complicadas.C2" office:value-type="string">
              <text:p text:style-name="Table_20_Contents">ha copiado una utilidad muy interesante</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c-o-f-f”</text:p>
            </table:table-cell>
            <table:table-cell table:style-name="Traducciones_5f_Complicadas.C2" office:value-type="string">
              <text:p text:style-name="Table_20_Contents">“c-a-f” (el ejemplo se ha clarificado con dos ejemplos en español con café, cafetera y cafeterí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t's a great one-up on IE7</text:p>
            </table:table-cell>
            <table:table-cell table:style-name="Traducciones_5f_Complicadas.C2" office:value-type="string">
              <text:p text:style-name="Table_20_Contents">Esta utilidad supone un gran avance frente a IE7 (uniendo con la frase anterior)</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Microsoft, on the other hand</text:p>
            </table:table-cell>
            <table:table-cell table:style-name="Traducciones_5f_Complicadas.C2" office:value-type="string">
              <text:p text:style-name="Table_20_Contents">Por el contrario, Microsoft</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n seconds, I added Froogle, </text:p>
            </table:table-cell>
            <table:table-cell table:style-name="Traducciones_5f_Complicadas.C2" office:value-type="string">
              <text:p text:style-name="Table_20_Contents">En pocos segundos pude añadir Froogle siguiendo estas explicaciones (utilizando una explicitación)</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web-shopping comparison site</text:p>
            </table:table-cell>
            <table:table-cell table:style-name="Traducciones_5f_Complicadas.C2" office:value-type="string">
              <text:p text:style-name="Table_20_Contents">sitio web de comparativa de product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For a few years,</text:p>
            </table:table-cell>
            <table:table-cell table:style-name="Traducciones_5f_Complicadas.C2" office:value-type="string">
              <text:p text:style-name="Table_20_Contents">En los últimos añ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the gest way to get news fast</text:p>
            </table:table-cell>
            <table:table-cell table:style-name="Traducciones_5f_Complicadas.C2" office:value-type="string">
              <text:p text:style-name="Table_20_Contents">la forma mejor y más rápida de obtener noticia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gadget</text:p>
            </table:table-cell>
            <table:table-cell table:style-name="Traducciones_5f_Complicadas.C2" office:value-type="string">
              <text:p text:style-name="Table_20_Contents">artefacto</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the boring title</text:p>
            </table:table-cell>
            <table:table-cell table:style-name="Traducciones_5f_Complicadas.C2" office:value-type="string">
              <text:p text:style-name="Table_20_Contents">poco expresivo nombr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unexpectedly have to shut down</text:p>
            </table:table-cell>
            <table:table-cell table:style-name="Traducciones_5f_Complicadas.C2" office:value-type="string">
              <text:p text:style-name="Table_20_Contents">se apaga el ordenador</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goes right back to them</text:p>
            </table:table-cell>
            <table:table-cell table:style-name="Traducciones_5f_Complicadas.C2" office:value-type="string">
              <text:p text:style-name="Table_20_Contents">las recupera</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Right-click</text:p>
            </table:table-cell>
            <table:table-cell table:style-name="Traducciones_5f_Complicadas.C2" office:value-type="string">
              <text:p text:style-name="Table_20_Contents">Con sólo pulsar el botón derecho del ratón</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the words to see correctly spelled suggestion</text:p>
            </table:table-cell>
            <table:table-cell table:style-name="Traducciones_5f_Complicadas.C2" office:value-type="string">
              <text:p text:style-name="Table_20_Contents">las palabras que sugiere escritas correctament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Ironically</text:p>
            </table:table-cell>
            <table:table-cell table:style-name="Traducciones_5f_Complicadas.C2" office:value-type="string">
              <text:p text:style-name="Table_20_Contents">Paradójicamente</text:p>
            </table:table-cell>
          </table:table-row>
          <text:soft-page-break/>
          <table:table-row>
            <table:table-cell table:style-name="Traducciones_5f_Complicadas.A2" office:value-type="string">
              <text:p text:style-name="Table_20_Contents">8</text:p>
            </table:table-cell>
            <table:table-cell table:style-name="Traducciones_5f_Complicadas.A2" office:value-type="string">
              <text:p text:style-name="Table_20_Contents">It</text:p>
            </table:table-cell>
            <table:table-cell table:style-name="Traducciones_5f_Complicadas.C2" office:value-type="string">
              <text:p text:style-name="Table_20_Contents">Esta utilidad (explicando mejor la fras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Mozilla</text:p>
            </table:table-cell>
            <table:table-cell table:style-name="Traducciones_5f_Complicadas.C2" office:value-type="string">
              <text:p text:style-name="Table_20_Contents">Los de Mozilla</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its up to webmasters to enable or disable the feature.</text:p>
            </table:table-cell>
            <table:table-cell table:style-name="Traducciones_5f_Complicadas.C2" office:value-type="string">
              <text:p text:style-name="Table_20_Contents">es responsabilidad de los administradores de sitios web si habilitan o deshabilitan esta característica.</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There's still an advantage to having IE7 handy, mainly because, as the dominant browser, programmers occasionally build sites </text:p>
            </table:table-cell>
            <table:table-cell table:style-name="Traducciones_5f_Complicadas.C2" office:value-type="string">
              <text:p text:style-name="Table_20_Contents">Una ventaja más de tener IE7 a mano es que como es el navegador dominante, los programadores suelen hacer sitios</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The best example is</text:p>
            </table:table-cell>
            <table:table-cell table:style-name="Traducciones_5f_Complicadas.C2" office:value-type="string">
              <text:p text:style-name="Table_20_Contents">El más claro ejemplo de esto es</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the blatantly named</text:p>
            </table:table-cell>
            <table:table-cell table:style-name="Traducciones_5f_Complicadas.C2" office:value-type="string">
              <text:p text:style-name="Table_20_Contents">descarado nombre</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I doubt it's a case of collusion</text:p>
            </table:table-cell>
            <table:table-cell table:style-name="Traducciones_5f_Complicadas.C2" office:value-type="string">
              <text:p text:style-name="Table_20_Contents">Dudo que este sea un caso de confabula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orqué dos navegadores son mejor que un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2</text:user-defined></text:span></text:p>
          <text:p text:style-name="P2">Última revisión:<text:user-defined text:name="Última Revisión">16-X-07</text:user-defined></text:p>
          <text:p text:style-name="P2">Versión: <text:user-defined text:name="Versión">0.9</text:user-defined></text:p>
          <text:p text:style-name="Footer"><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rqué dos navegadores son mejor que uno</dc:title>
    <dc:description>Descripción de los dos principales navegadores</dc:description>
    <dc:subject>Traducción de Textos</dc:subject>
    <meta:keyword>Porqué dos navegadores son mejor que uno</meta:keyword>
    <meta:keyword>traducción de textos</meta:keyword>
    <meta:keyword>Rosario Plaza</meta:keyword>
    <meta:keyword>rplaza@fi.upm.es</meta:keyword>
    <meta:editing-cycles>1</meta:editing-cycles>
    <meta:editing-duration>PT0S</meta:editing-duration>
    <meta:user-defined meta:name="Autor">Rubén Paje del Pino</meta:user-defined>
    <meta:user-defined meta:name="Versión">0.9</meta:user-defined>
    <meta:user-defined meta:name="Texto">2</meta:user-defined>
    <meta:user-defined meta:name="Última Revisión">16-X-07</meta:user-defined>
    <meta:document-statistic meta:table-count="2" meta:image-count="0" meta:object-count="0" meta:page-count="7" meta:paragraph-count="191" meta:word-count="1906" meta:character-count="10997"/>
  </office:meta>
</office:document-meta>
</file>